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46in"/>
    </style:style>
    <style:style style:name="co2" style:family="table-column">
      <style:table-column-properties fo:break-before="auto" style:column-width="0.9646in"/>
    </style:style>
    <style:style style:name="co3" style:family="table-column">
      <style:table-column-properties fo:break-before="auto" style:column-width="1.4902in"/>
    </style:style>
    <style:style style:name="co4" style:family="table-column">
      <style:table-column-properties fo:break-before="auto" style:column-width="6.111in"/>
    </style:style>
    <style:style style:name="co5" style:family="table-column">
      <style:table-column-properties fo:break-before="auto" style:column-width="0.9429in"/>
    </style:style>
    <style:style style:name="co6" style:family="table-column">
      <style:table-column-properties fo:break-before="auto" style:column-width="1.9937in"/>
    </style:style>
    <style:style style:name="co7" style:family="table-column">
      <style:table-column-properties fo:break-before="auto" style:column-width="8.066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eensy-load-bom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ce5"/>
        <table:table-column table:style-name="co7" table:default-cell-style-name="Default"/>
        <table:table-column table:style-name="co8" table:number-columns-repeated="58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2" office:value-type="string" calcext:value-type="string">
            <text:p>Quanti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2" office:value-type="string" calcext:value-type="string">
            <text:p>FP check</text:p>
          </table:table-cell>
          <table:table-cell table:style-name="ce4" office:value-type="string" calcext:value-type="string">
            <text:p>MPN</text:p>
          </table:table-cell>
          <table:table-cell table:style-name="ce1" office:value-type="string" calcext:value-type="string">
            <text:p>Datasheet</text:p>
          </table:table-cell>
          <table:table-cell table:style-name="ce1" table:number-columns-repeated="58"/>
        </table:table-row>
        <table:table-row table:style-name="ro1">
          <table:table-cell office:value-type="string" calcext:value-type="string">
            <text:p>C101 C201 C301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OK</text:p>
          </table:table-cell>
          <table:table-cell office:value-type="float" office:value="885012207098" calcext:value-type="float">
            <text:p>885012207098</text:p>
          </table:table-cell>
          <table:table-cell office:value-type="string" calcext:value-type="string">
            <text:p><text:a xlink:href="https://www.mouser.at/datasheet/2/445/885012207098-1727748.pdf" xlink:type="simple">https://www.mouser.at/datasheet/2/445/885012207098-1727748.pdf
</text:a>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30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914</text:p>
          </table:table-cell>
          <table:table-cell office:value-type="string" calcext:value-type="string">
            <text:p>Diode_SMD:D_SOD-123F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N914BW RH</text:p>
          </table:table-cell>
          <table:table-cell office:value-type="string" calcext:value-type="string">
            <text:p><text:a xlink:href="https://www.mouser.at/datasheet/2/395/1N4148W_SERIES_K1804-1519318.pdf" xlink:type="simple">https://www.mouser.at/datasheet/2/395/1N4148W_SERIES_K1804-1519318.pdf</text:a>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10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TerminalBlock_Phoenix:TerminalBlock_Phoenix_MKDS-3-2-5.08_1x02_P5.08mm_Horizonta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B010-508-02BE</text:p>
          </table:table-cell>
          <table:table-cell office:value-type="string" calcext:value-type="string">
            <text:p><text:a xlink:href="https://www.mouser.at/datasheet/2/670/tb010-508-1550629.pdf" xlink:type="simple">https://www.mouser.at/datasheet/2/670/tb010-508-1550629.pdf</text:a>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20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1_Male</text:p>
          </table:table-cell>
          <table:table-cell office:value-type="string" calcext:value-type="string">
            <text:p>teensy-load:HeatSink_RA_T2X_64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A-T2X-64E</text:p>
          </table:table-cell>
          <table:table-cell office:value-type="string" calcext:value-type="string">
            <text:p><text:a xlink:href="https://www.ohmite.com/assets/docs/sink_f_r.pdf" xlink:type="simple">https://www.ohmite.com/assets/docs/sink_f_r.pdf</text:a>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20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S141</text:p>
          </table:table-cell>
          <table:table-cell office:value-type="string" calcext:value-type="string">
            <text:p>Package_TO_SOT_THT:TO-220-3_Vertica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TS141BKSA1</text:p>
          </table:table-cell>
          <table:table-cell office:value-type="string" calcext:value-type="string">
            <text:p><text:a xlink:href="https://www.infineon.com/dgdl/Infineon-BTS141-DS-v01_00-EN.pdf" xlink:type="simple">https://www.infineon.com/dgdl/Infineon-BTS141-DS-v01_00-EN.pdf</text:a>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201 R206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RGP0805F1K0</text:p>
          </table:table-cell>
          <table:table-cell office:value-type="string" calcext:value-type="string">
            <text:p><text:a xlink:href="https://www.mouser.at/datasheet/2/418/NG_DS_9-1773463-9_A-1358566.pdf" xlink:type="simple">https://www.mouser.at/datasheet/2/418/NG_DS_9-1773463-9_A-1358566.pdf</text:a>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202 R208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RGP0805F220K</text:p>
          </table:table-cell>
          <table:table-cell office:value-type="string" calcext:value-type="string">
            <text:p><text:a xlink:href="https://www.mouser.at/datasheet/2/418/NG_DS_9-1773463-9_A-1358566.pdf" xlink:type="simple">https://www.mouser.at/datasheet/2/418/NG_DS_9-1773463-9_A-1358566.pdf</text:a>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203 R207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RGP0805F22K</text:p>
          </table:table-cell>
          <table:table-cell office:value-type="string" calcext:value-type="string">
            <text:p><text:a xlink:href="https://www.mouser.at/datasheet/2/418/NG_DS_9-1773463-9_A-1358566.pdf" xlink:type="simple">https://www.mouser.at/datasheet/2/418/NG_DS_9-1773463-9_A-1358566.pdf</text:a>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20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RGP0805F1K0</text:p>
          </table:table-cell>
          <table:table-cell office:value-type="string" calcext:value-type="string">
            <text:p><text:a xlink:href="https://www.mouser.at/datasheet/2/418/NG_DS_9-1773463-9_A-1358566.pdf" xlink:type="simple">https://www.mouser.at/datasheet/2/418/NG_DS_9-1773463-9_A-1358566.pdf</text:a>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20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m, 3W</text:p>
          </table:table-cell>
          <table:table-cell office:value-type="string" calcext:value-type="string">
            <text:p>teensy-load:Sense_Resisto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MCJ2U00R01FS</text:p>
          </table:table-cell>
          <table:table-cell office:value-type="string" calcext:value-type="string">
            <text:p><text:a xlink:href="https://www.mouser.at/datasheet/2/611/rmc-series-1074317.pdf" xlink:type="simple">https://www.mouser.at/datasheet/2/611/rmc-series-1074317.pdf</text:a>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301 R306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9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RCW040239K0FKEDC</text:p>
          </table:table-cell>
          <table:table-cell office:value-type="string" calcext:value-type="string">
            <text:p><text:a xlink:href="https://www.mouser.at/datasheet/2/427/crcwce3-1762584.pdf" xlink:type="simple">https://www.mouser.at/datasheet/2/427/crcwce3-1762584.pdf</text:a>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302 R304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RCW120627K0FKEAC</text:p>
          </table:table-cell>
          <table:table-cell office:value-type="string" calcext:value-type="string">
            <text:p><text:a xlink:href="https://www.mouser.at/datasheet/2/427/crcwce3-1762584.pdf" xlink:type="simple">https://www.mouser.at/datasheet/2/427/crcwce3-1762584.pdf</text:a>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303 R30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RGP0805F33K</text:p>
          </table:table-cell>
          <table:table-cell office:value-type="string" calcext:value-type="string">
            <text:p><text:a xlink:href="https://www.mouser.at/datasheet/2/418/NG_DS_9-1773463-9_A-1358566.pdf" xlink:type="simple">https://www.mouser.at/datasheet/2/418/NG_DS_9-1773463-9_A-1358566.pdf</text:a>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30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RGP0805F18K</text:p>
          </table:table-cell>
          <table:table-cell office:value-type="string" calcext:value-type="string">
            <text:p><text:a xlink:href="https://www.mouser.at/datasheet/2/418/NG_DS_9-1773463-9_A-1358566.pdf" xlink:type="simple">https://www.mouser.at/datasheet/2/418/NG_DS_9-1773463-9_A-1358566.pdf</text:a>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30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RCW08052K00FKEAC</text:p>
          </table:table-cell>
          <table:table-cell office:value-type="string" calcext:value-type="string">
            <text:p><text:a xlink:href="https://www.mouser.at/datasheet/2/427/crcwce3-1762584.pdf" xlink:type="simple">https://www.mouser.at/datasheet/2/427/crcwce3-1762584.pdf</text:a>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10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ENSY_4.0</text:p>
          </table:table-cell>
          <table:table-cell office:value-type="string" calcext:value-type="string">
            <text:p>teensy-load:TEENSY_4.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EENSY 4.0</text:p>
          </table:table-cell>
          <table:table-cell office:value-type="string" calcext:value-type="string">
            <text:p><text:a xlink:href="https://www.pjrc.com/store/teensy40.html" xlink:type="simple">https://www.pjrc.com/store/teensy40.html</text:a>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10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LV4333</text:p>
          </table:table-cell>
          <table:table-cell office:value-type="string" calcext:value-type="string">
            <text:p>Package_SO:SOIC-14_3.9x8.7mm_P1.27m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LV4333IDR</text:p>
          </table:table-cell>
          <table:table-cell office:value-type="string" calcext:value-type="string">
            <text:p><text:a xlink:href="http://www.ti.com/general/docs/suppproductinfo.tsp?distId=26&amp;gotoUrl=http%3A%2F%2Fwww.ti.com%2Flit%2Fgpn%2Ftlv4333" xlink:type="simple">http://www.ti.com/general/docs/suppproductinfo.tsp?distId=26&amp;gotoUrl=http%3A%2F%2Fwww.ti.com%2Flit%2Fgpn%2Ftlv4333</text:a>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201 U301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C6571</text:p>
          </table:table-cell>
          <table:table-cell office:value-type="string" calcext:value-type="string">
            <text:p>Package_TO_SOT_SMD:SOT-23-6_Handsolder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AC6571IDBVR</text:p>
          </table:table-cell>
          <table:table-cell office:value-type="string" calcext:value-type="string">
            <text:p><text:a xlink:href="http://www.ti.com/general/docs/suppproductinfo.tsp?distId=26&amp;gotoUrl=http%3A%2F%2Fwww.ti.com%2Flit%2Fgpn%2Fdac6571" xlink:type="simple">http://www.ti.com/general/docs/suppproductinfo.tsp?distId=26&amp;gotoUrl=http%3A%2F%2Fwww.ti.com%2Flit%2Fgpn%2Fdac6571</text:a></text:p>
          </table:table-cell>
          <table:table-cell table:number-columns-repeated="58"/>
        </table:table-row>
        <table:table-row table:style-name="ro1" table:number-rows-repeated="1048556">
          <table:table-cell table:number-columns-repeated="65"/>
        </table:table-row>
        <table:table-row table:style-name="ro1">
          <table:table-cell table:number-columns-repeated="6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8">00/00/0000</text:date>, <text:time style:data-style-name="N2" text:time-value="20:41:30.2535474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4-18T21:13:09.276145796</dc:date>
    <meta:editing-duration>PT12M46S</meta:editing-duration>
    <meta:editing-cycles>3</meta:editing-cycles>
    <meta:generator>LibreOffice/6.4.2.2$Linux_X86_64 LibreOffice_project/40$Build-2</meta:generator>
    <meta:document-statistic meta:table-count="1" meta:cell-count="133" meta:object-count="0"/>
  </office:meta>
</office:document-meta>
</file>